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e920d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4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c0027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1b94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8623b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f3d0c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623b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adb8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0bbb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813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4295e" style:font-name="Noto Sans" fo:font-size="7.80000019073486pt" fo:letter-spacing="normal" fo:font-style="normal" fo:font-weight="normal" officeooo:paragraph-rsid="0038813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T1" style:family="text">
      <style:text-properties fo:font-variant="normal" fo:text-transform="none" fo:color="#000000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4" style:family="text">
      <style:text-properties fo:font-variant="normal" fo:text-transform="none" fo:color="#14295e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7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8" style:family="text">
      <style:text-properties fo:font-variant="normal" fo:text-transform="none" fo:color="#14295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0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1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2" style:family="text">
      <style:text-properties fo:font-variant="normal" fo:text-transform="none" fo:color="#14295e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3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14295e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19" style:family="text">
      <style:text-properties fo:font-variant="normal" fo:text-transform="none" fo:color="#c9211e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c9211e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21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c9211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4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5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6" style:family="text">
      <style:text-properties fo:font-variant="normal" fo:text-transform="none" fo:color="#c9211e" style:font-name="Noto Sans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7" style:family="text">
      <style:text-properties fo:font-variant="normal" fo:text-transform="none" fo:color="#c9211e" style:font-name="Noto Sans" fo:font-size="10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8" style:family="text">
      <style:text-properties fo:font-variant="normal" fo:text-transform="none" fo:color="#c9211e" style:font-name="Noto Sans" fo:font-size="10pt" fo:letter-spacing="normal" fo:font-style="normal" fo:font-weight="bold" officeooo:rsid="003fd8b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9" style:family="text">
      <style:text-properties fo:font-variant="normal" fo:text-transform="none" fo:color="#c9211e" style:font-name="Noto Sans" fo:font-size="10pt" fo:letter-spacing="normal" fo:font-style="normal" fo:font-weight="normal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0" style:family="text">
      <style:text-properties fo:font-variant="normal" fo:text-transform="none" fo:color="#c9211e" style:font-name="Noto Sans" fo:font-size="10pt" fo:letter-spacing="normal" fo:font-style="normal" fo:font-weight="normal" officeooo:rsid="003fd8b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1" style:family="text">
      <style:text-properties fo:font-variant="normal" fo:text-transform="none" fo:color="#c9211e" style:font-name="Noto Sans" fo:font-size="10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2" style:family="text">
      <style:text-properties fo:font-variant="normal" fo:text-transform="none" fo:color="#c9211e" style:font-name="Noto Sans" fo:font-size="10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3" style:family="text">
      <style:text-properties fo:font-variant="normal" fo:text-transform="none" fo:color="#c9211e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4" style:family="text">
      <style:text-properties fo:font-variant="normal" fo:text-transform="none" fo:color="#c9211e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5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6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37" style:family="text">
      <style:text-properties fo:font-variant="normal" fo:text-transform="none" fo:color="#c9211e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8" style:family="text">
      <style:text-properties fo:font-variant="normal" fo:text-transform="none" fo:color="#c9211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39" style:family="text">
      <style:text-properties fo:font-variant="normal" fo:text-transform="none" fo:color="#c9211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0" style:family="text">
      <style:text-properties fo:font-variant="normal" fo:text-transform="none" fo:color="#c9211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1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2" style:family="text">
      <style:text-properties fo:font-variant="normal" fo:text-transform="none" fo:color="#c9211e" style:font-name="Menlo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43" style:family="text">
      <style:text-properties fo:font-variant="normal" fo:text-transform="none" fo:color="#c9211e" style:font-name="Menlo" fo:font-size="10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4" style:family="text">
      <style:text-properties fo:font-variant="normal" fo:text-transform="none" fo:color="#00a933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5" style:family="text">
      <style:text-properties fo:font-variant="normal" fo:text-transform="none" fo:color="#00a933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6" style:family="text">
      <style:text-properties fo:color="#c9211e" style:font-name="Noto Sans" fo:font-size="7.80000019073486pt" fo:letter-spacing="normal" fo:font-weight="bold" style:font-weight-asian="bold" style:font-weight-complex="bold"/>
    </style:style>
    <style:style style:name="T47" style:family="text">
      <style:text-properties fo:color="#c9211e" style:font-name="Noto Sans" fo:font-size="7.80000019073486pt" fo:letter-spacing="normal" fo:font-weight="bold" officeooo:rsid="002698c7" style:font-weight-asian="bold" style:font-weight-complex="bold"/>
    </style:style>
    <style:style style:name="T48" style:family="text">
      <style:text-properties fo:color="#c9211e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Emphasis"><text:span text:style-name="T18">Запуск контейнера PostgreSQL в Docker</text:span></text:span></text:h>
      <text:p text:style-name="P1"><text:span text:style-name="Emphasis"><text:span text:style-name="T46">docker search postgres</text:span></text:span></text:p>
      <text:p text:style-name="P1"><text:span text:style-name="Emphasis"><text:span text:style-name="T46">docker pull postgres</text:span></text:span></text:p>
      <text:p text:style-name="P1"><text:span text:style-name="Emphasis"><text:span text:style-name="T46">docker run --name </text:span></text:span><text:span text:style-name="Emphasis"><text:span text:style-name="T47">a</text:span></text:span><text:span text:style-name="Emphasis"><text:span text:style-name="T48">rchiv</text:span></text:span><text:span text:style-name="Emphasis"><text:span text:style-name="T46">_postgres -e POSTGRES_PASSWORD=</text:span></text:span><text:span text:style-name="Emphasis"><text:span text:style-name="T48">123</text:span></text:span><text:span text:style-name="Emphasis"><text:span text:style-name="T46"> -d postgres</text:span></text:span></text:p>
      <text:p text:style-name="P1"><text:span text:style-name="Emphasis"><text:span text:style-name="T46"/></text:span></text:p>
      <text:p text:style-name="P1"><text:span text:style-name="Emphasis"><text:span text:style-name="T4">аргумент «-d» означает, что контейнер будет запущен в фоновом режиме</text:span></text:span></text:p>
      <text:p text:style-name="P5"><text:span text:style-name="Emphasis"><text:span text:style-name="T4">Если вы хотите подключиться к PostgreSQL внутри контейнера с помощью клиента, например, «psql», можете выполнить следующую команду:</text:span></text:span></text:p>
      <text:p text:style-name="P11"><text:span text:style-name="Emphasis"><text:span text:style-name="T21">docker exec -it </text:span></text:span><text:span text:style-name="Emphasis"><text:span text:style-name="T22">archiv</text:span></text:span><text:span text:style-name="Emphasis"><text:span text:style-name="T21">_postgres psql -U postgres</text:span></text:span></text:p>
      <text:p text:style-name="P9"><text:span text:style-name="Emphasis"><text:span text:style-name="T20">docker exec -it </text:span></text:span><text:span text:style-name="Emphasis"><text:span text:style-name="T39">archiv</text:span></text:span><text:span text:style-name="Emphasis"><text:span text:style-name="T20">_postgres </text:span></text:span><text:span text:style-name="Emphasis"><text:span text:style-name="Source_20_Text"><text:span text:style-name="T38">psql --username=postgres –dbname=postgres <text:s text:c="5"/></text:span></text:span></text:span><text:span text:style-name="Emphasis"><text:span text:style-name="Source_20_Text"><text:span text:style-name="T35"><text:s/></text:span></text:span></text:span><text:span text:style-name="Emphasis"><text:span text:style-name="Source_20_Text"><text:span text:style-name="T3">или</text:span></text:span></text:span></text:p>
      <text:p text:style-name="P9"><text:span text:style-name="Emphasis"><text:span text:style-name="T40">docker exec -it </text:span></text:span><text:span text:style-name="Emphasis"><text:span text:style-name="T39">archiv</text:span></text:span><text:span text:style-name="Emphasis"><text:span text:style-name="T40">_postgres </text:span></text:span><text:span text:style-name="Source_20_Text"><text:span text:style-name="T38">psql -U postgres -d postgres</text:span></text:span></text:p>
      <text:p text:style-name="P9"><text:span text:style-name="Source_20_Text"><text:span text:style-name="T38"/></text:span></text:p>
      <text:p text:style-name="P9"><text:span text:style-name="Emphasis"><text:span text:style-name="T9">И тут мы сталкиваемся с первой проблемой: что вернёт нам запрос select version();, выполненный в консоли? Мы не указали явным образом версию БД, которую хотим использовать. Давайте это исправим:</text:span></text:span></text:p>
      <text:p text:style-name="P8"><text:span text:style-name="Source_20_Text"><text:span text:style-name="T38">docker run --name habr-pg-13.3 -e POSTGRES_PASSWORD=pgpwd4habr -d postgres:13.3</text:span></text:span></text:p>
      <text:p text:style-name="P11"><text:span text:style-name="Emphasis"><text:span text:style-name="T9">Теперь вопросов об используемой версии БД не возникает, но работать с ней по-прежнему не очень удобно. Нам нужно сделать эту БД доступной извне, чтобы к ней могли подключаться приложения и IDE. Для этого нужно выставить наружу порт:</text:span></text:span></text:p>
      <text:p text:style-name="P8"><text:span text:style-name="Source_20_Text"><text:span text:style-name="T38">docker run --name habr-pg-13.3 -p 5432:5432 -e POSTGRES_PASSWORD=pgpwd4habr -d postgres:13.3</text:span></text:span></text:p>
      <text:p text:style-name="P11"><text:span text:style-name="Emphasis"><text:span text:style-name="T9">Отлично! С этого момента к базе данных можно подключиться, например, из IntelliJ IDEA:</text:span></text:span></text:p>
      <text:p text:style-name="P11"><text:span text:style-name="Emphasis"><text:span text:style-name="T9">Сейчас мы используем пользователя и базу данных в контейнере, создаваемых по умолчанию, я же предпочитаю указывать их явно. Финальная версия команды для запуска будет иметь вид:</text:span></text:span></text:p>
      <text:p text:style-name="P8"><text:span text:style-name="Emphasis"><text:span text:style-name="Source_20_Text"><text:span text:style-name="T38">docker run --name habr-pg-13.3 -p 5432:5432 -e POSTGRES_USER=habrpguser -e POSTGRES_PASSWORD=</text:span></text:span></text:span><text:span text:style-name="Source_20_Text"><text:span text:style-name="T41">123</text:span></text:span><text:span text:style-name="Emphasis"><text:span text:style-name="Source_20_Text"><text:span text:style-name="T38"> -e POSTGRES_DB=habrdb -d postgres:13.3</text:span></text:span></text:span></text:p>
      <text:p text:style-name="P13"><text:span text:style-name="Emphasis"><text:span text:style-name="T9">psql можно запустить так: </text:span></text:span></text:p>
      <text:p text:style-name="P13"><text:span text:style-name="Emphasis"><text:span text:style-name="T37">docker exec -it </text:span></text:span><text:span text:style-name="Source_20_Text"><text:span text:style-name="T38">habr-pg-13.3</text:span></text:span><text:span text:style-name="Emphasis"><text:span text:style-name="T37"> </text:span></text:span><text:span text:style-name="Emphasis"><text:span text:style-name="T23">psql -U habrpguser -d habrdb</text:span></text:span></text:p>
      <text:p text:style-name="P12"><text:span text:style-name="Emphasis"><text:span text:style-name="T11">docker stop </text:span></text:span><text:span text:style-name="Emphasis"><text:span text:style-name="T12">archiv</text:span></text:span><text:span text:style-name="Emphasis"><text:span text:style-name="T11">_postgres</text:span></text:span></text:p>
      <text:p text:style-name="P12"><text:span text:style-name="Emphasis"><text:span text:style-name="T13">docker rm -f </text:span></text:span><text:span text:style-name="Emphasis"><text:span text:style-name="T14">archiv</text:span></text:span><text:span text:style-name="Emphasis"><text:span text:style-name="T13">_postgres</text:span></text:span></text:p>
      <text:p text:style-name="P12"><text:span text:style-name="Emphasis"><text:span text:style-name="Strong_20_Emphasis"><text:span text:style-name="T5">Важно!</text:span></text:span></text:span><text:span text:style-name="Emphasis"><text:span text:style-name="T15"> </text:span></text:span><text:span text:style-name="Emphasis"><text:span text:style-name="T6">При удалении контейнера данные внутри него также будут удалены. Если вы хотите сохранить их, настройте тома для хранения этих данных вне контейнера.</text:span></text:span></text:p>
      <text:h text:style-name="P4" text:outline-level="2"><text:span text:style-name="Emphasis"><text:span text:style-name="T16">Запуск PostgreSQL с помо</text:span></text:span><text:span text:style-name="Emphasis"><text:span text:style-name="T17">щью docker-compose</text:span></text:span></text:h>
      <text:h text:style-name="P4" text:outline-level="2"><text:span text:style-name="Emphasis"><text:span text:style-name="T1">1. </text:span></text:span><text:span text:style-name="Emphasis"><text:span text:style-name="T4">Создайте новый файл с именем «docker-compose.yml» и откройте его для редактирования. В этом файле вы определите параметры запуска PostgreSQL.</text:span></text:span></text:h>
      <text:p text:style-name="P6"><text:span text:style-name="Emphasis"><text:span text:style-name="T44">version: "3.3"</text:span></text:span></text:p>
      <text:p text:style-name="P6"><text:span text:style-name="Emphasis"><text:span text:style-name="T44">services:</text:span></text:span></text:p>
      <text:p text:style-name="P6"><text:span text:style-name="Emphasis"><text:span text:style-name="T44"><text:s text:c="2"/>postgres:</text:span></text:span></text:p>
      <text:p text:style-name="P6"><text:span text:style-name="Emphasis"><text:span text:style-name="T44"><text:s text:c="4"/>image: postgres:13.3</text:span></text:span></text:p>
      <text:p text:style-name="P6"><text:span text:style-name="Emphasis"><text:span text:style-name="T44"><text:s text:c="4"/>container_name: <text:s/>habr-pg-13.3</text:span></text:span></text:p>
      <text:p text:style-name="P6"><text:span text:style-name="Emphasis"><text:span text:style-name="T44"><text:s text:c="4"/>environment:</text:span></text:span></text:p>
      <text:p text:style-name="P6"><text:span text:style-name="Emphasis"><text:span text:style-name="T44"><text:s text:c="6"/>POSTGRES_DB: "habrdb"</text:span></text:span></text:p>
      <text:p text:style-name="P6"><text:span text:style-name="Emphasis"><text:span text:style-name="T44"><text:s text:c="6"/>POSTGRES_USER: "habrpguser"</text:span></text:span></text:p>
      <text:p text:style-name="P6"><text:span text:style-name="Emphasis"><text:span text:style-name="T44"><text:s text:c="6"/>POSTGRES_PASSWORD: "pgpwd4habr"</text:span></text:span></text:p>
      <text:p text:style-name="P6"><text:span text:style-name="Emphasis"><text:span text:style-name="T44"><text:s text:c="4"/>#volumes: <text:s text:c="5"/></text:span></text:span><text:span text:style-name="Emphasis"><text:span text:style-name="T45">#Пока не запускается с этим параметром</text:span></text:span></text:p>
      <text:p text:style-name="P6"><text:span text:style-name="Emphasis"><text:span text:style-name="T44"><text:s text:c="4"/>#- postgres_data:/var/lib/postgresql/data</text:span></text:span></text:p>
      <text:p text:style-name="P6"><text:span text:style-name="Emphasis"><text:span text:style-name="T44"><text:s text:c="4"/>ports:</text:span></text:span></text:p>
      <text:p text:style-name="P6"><text:span text:style-name="Emphasis"><text:span text:style-name="T44"><text:s text:c="6"/>- "5432:5432"</text:span></text:span></text:p>
      <text:p text:style-name="P5"><text:span text:style-name="Emphasis"><text:span text:style-name="T8">2. </text:span></text:span><text:span text:style-name="Emphasis"><text:span text:style-name="T7">Откройте командную строку или терминал и перейдите в каталог, где находится ваш файл «docker-compose.yml». Затем выполните следующую команду:</text:span></text:span></text:p>
      <text:p text:style-name="P10"><text:span text:style-name="Emphasis"><text:span text:style-name="T19">docker-compose up -d</text:span></text:span></text:p>
      <text:p text:style-name="P1"><text:span text:style-name="Emphasis"><text:span text:style-name="T7">Команда «docker-compose up -d» загрузит образ PostgreSQL, создаст и запустит контейнер на основе определения из ранее созданного файла, а аргумент «-d» запустит контейнеры в фоновом режиме.</text:span></text:span></text:p>
      <text:p text:style-name="P1"><text:span text:style-name="Emphasis"><text:span text:style-name="T7"/></text:span></text:p>
      <text:p text:style-name="P5"><text:span text:style-name="Emphasis"><text:span text:style-name="T7">Чтобы убедиться, что контейнер с PostgreSQL успешно запущен, выполните команду:</text:span></text:span></text:p>
      <text:p text:style-name="P14"><text:span text:style-name="Emphasis"><text:span text:style-name="T19">docker-compose ps</text:span></text:span></text:p>
      <text:p text:style-name="P16">Если вы захотите отключить данный контейнер, то можете остановить и удалить его командой:</text:p>
      <text:p text:style-name="P10"><text:span text:style-name="Emphasis"><text:span text:style-name="T19">docker-compose down</text:span></text:span></text:p>
      <text:p text:style-name="P10"><text:span text:style-name="Emphasis"><text:span text:style-name="T7">К текущему моменту мы научились запускать в контейнере необходимую нам версию PostgreSQL, переопределять суперпользователя и создавать базу данных с нужным именем.Это хорошо, но чистая база данных вряд ли будет сильно полезна. Для работы/тестов/экспериментов нужно наполнить эту базу таблицами и другими объектами. Разумеется, всё это можно сделать вручную, но, согласитесь, гораздо удобнее, когда сразу после запуска вы автоматически получаете полностью готовую БД.Разработчики официального образа PostgreSQL естественно предусмотрели этот момент и предоставили нам специальную точку входа для инициализации базы данных - </text:span></text:span><text:span text:style-name="Emphasis"><text:span text:style-name="T10">docker-entrypoint-initdb.d</text:span></text:span><text:span text:style-name="Emphasis"><text:span text:style-name="T7">. Любые *.sql или *.sh файлы в этом каталоге будут рассматриваться как скрипты для инициализации БД. Здесь есть несколько нюансов: если БД уже была проинициализирована ранее, то никакие изменения к ней применяться не будут;</text:span></text:span></text:p>
      <text:p text:style-name="P10"><text:span text:style-name="Emphasis"><text:span text:style-name="T7"/></text:span></text:p>
      <text:p text:style-name="P10"><text:span text:style-name="Emphasis"><text:span text:style-name="T7">если в каталоге присутствует несколько файлов, то они будут отсортированы по имени с использованием текущей локали (по умолчанию en_US.utf8).Инициализацию БД можно запустить через однострочник, но в этом случае требуется указывать абсолютный путь до каталога со скриптами:</text:span></text:span></text:p>
      <text:p text:style-name="P7"><text:span text:style-name="Source_20_Text"><text:span text:style-name="T36">docker run --name habr-pg-13.3 -p 5432:5432 -e POSTGRES_USER=habrpguser -e POSTGRES_PASSWORD=pgpwd4habr -e POSTGRES_DB=habrdb -d -v "/absolute/path/to/directory-with-init-scripts":/docker-entrypoint-initdb.d postgres:13.3</text:span></text:span></text:p>
      <text:p text:style-name="P10"><text:span text:style-name="Emphasis"><text:span text:style-name="T7"/></text:span></text:p>
      <text:p text:style-name="P15"><text:span text:style-name="Emphasis"><text:span text:style-name="T42">docker exec -it </text:span></text:span><text:span text:style-name="Source_20_Text"><text:span text:style-name="T43">niokr_archiv_PSQL_13.3</text:span></text:span><text:span text:style-name="Emphasis"><text:span text:style-name="T42"> </text:span></text:span><text:span text:style-name="Emphasis"><text:span text:style-name="T26">psql -U </text:span></text:span><text:span text:style-name="Emphasis"><text:span text:style-name="T27">evg</text:span></text:span><text:span text:style-name="Emphasis"><text:span text:style-name="T26"> -d niokrDB</text:span></text:span></text:p>
      <text:p text:style-name="P15"><text:span text:style-name="Emphasis"><text:span text:style-name="T26">docker exec -it niokr_archiv_PSQL_13.3 psql -U postgres -c "\l" <text:s/></text:span></text:span><text:span text:style-name="Emphasis"><text:span text:style-name="T32"><text:s text:c="3"/></text:span></text:span><text:span text:style-name="Emphasis"><text:span text:style-name="T2">показывает базы</text:span></text:span></text:p>
      <text:p text:style-name="P15"><text:span text:style-name="Emphasis"><text:span text:style-name="T23"/></text:span></text:p>
      <text:p text:style-name="P10"><text:span text:style-name="Emphasis"><text:span text:style-name="T7">https://habr.com/ru/articles/578744/</text:span></text:span></text:p>
      <text:p text:style-name="P2"><text:span text:style-name="Emphasis"><text:span text:style-name="T24">докально <text:s/>psql</text:span></text:span></text:p>
      <text:p text:style-name="P2"><text:span text:style-name="Emphasis"><text:span text:style-name="T25">sudo apt install postgresql</text:span></text:span></text:p>
      <text:p text:style-name="P2"><text:span text:style-name="Emphasis"><text:span text:style-name="T25">sudo -u postgres psql template1</text:span></text:span></text:p>
      <text:p text:style-name="P2"><text:span text:style-name="Emphasis"><text:span text:style-name="T25">ALTER USER postgres with encrypted password 'postges';</text:span></text:span></text:p>
      <text:p text:style-name="P2"><text:span text:style-name="Emphasis"><text:span text:style-name="T25">sudo systemctl restart postgresql.service</text:span></text:span></text:p>
      <text:p text:style-name="P2"><text:span text:style-name="Emphasis"><text:span text:style-name="T25">sudo -u postgres createdb niokrDB</text:span></text:span></text:p>
      <text:p text:style-name="P2"><text:span text:style-name="Emphasis"><text:span text:style-name="T25">sudo -u postgres psql -c "\l"</text:span></text:span></text:p>
      <text:p text:style-name="P2"><text:span text:style-name="Emphasis"><text:span text:style-name="T2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2-17T14:26:20.712820092</dc:date>
    <meta:editing-duration>PT3H36M40S</meta:editing-duration>
    <meta:editing-cycles>37</meta:editing-cycles>
    <meta:document-statistic meta:table-count="0" meta:image-count="0" meta:object-count="0" meta:page-count="1" meta:paragraph-count="56" meta:word-count="602" meta:character-count="4679" meta:non-whitespace-character-count="4071"/>
  </office:meta>
</office:document-meta>
</file>